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Ultrafine_20_Dashed" svg:stroke-width="0.0201in" svg:stroke-color="#000000" draw:marker-start-width="0.1701in" draw:marker-end="Symmetric_20_Arrow" draw:marker-end-width="0.1701in" draw:fill="solid" draw:fill-color="#ffffff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svg:stroke-color="#000000" draw:fill="none" draw:textarea-horizontal-align="center" draw:textarea-vertical-align="middle" style:run-through="foreground"/>
    </style:style>
    <style:style style:name="gr5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25in" fo:padding-top="0.0047in" fo:padding-bottom="0.0047in" fo:padding-left="0.0047in" fo:padding-right="0.0047in" style:run-through="foreground"/>
      <style:paragraph-properties style:writing-mode="lr-tb"/>
    </style:style>
    <style:style style:name="gr6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2398in" fo:padding-top="0.0047in" fo:padding-bottom="0.0047in" fo:padding-left="0.0047in" fo:padding-right="0.0047in" style:run-through="foreground"/>
      <style:paragraph-properties style:writing-mode="lr-tb"/>
    </style:style>
    <style:style style:name="gr7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top" fo:min-height="1.4071in" fo:padding-top="0.0047in" fo:padding-bottom="0.0047in" fo:padding-left="0.0047in" fo:padding-right="0.0047in" style:run-through="foreground"/>
      <style:paragraph-properties style:writing-mode="lr-tb"/>
    </style:style>
    <style:style style:name="gr8" style:family="graphic">
      <style:graphic-properties draw:stroke="solid" svg:stroke-width="0.0098in" svg:stroke-color="#000000" draw:marker-start-width="0.15in" draw:marker-end-width="0.15in" draw:fill="none" draw:fill-color="#ffffff" draw:textarea-horizontal-align="center" draw:textarea-vertical-align="middle" fo:min-height="0.4484in" fo:padding-top="0.0047in" fo:padding-bottom="0.0047in" fo:padding-left="0.0047in" fo:padding-right="0.0047in" style:run-through="foreground"/>
      <style:paragraph-properties style:writing-mode="lr-tb"/>
    </style:style>
    <style:style style:name="gr9" style:family="graphic">
      <style:graphic-properties draw:stroke="solid" svg:stroke-width="0.0098in" svg:stroke-color="#000000" draw:marker-start-width="0.15in" draw:marker-end-width="0.15in" draw:fill="solid" draw:fill-color="#ffffff" draw:textarea-horizontal-align="center" draw:textarea-vertical-align="middle" fo:min-height="0.4484in" fo:padding-top="0.0047in" fo:padding-bottom="0.0047in" fo:padding-left="0.0047in" fo:padding-right="0.0047in" style:run-through="foreground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g text:anchor-type="as-char" draw:z-index="0" draw:style-name="gr1"><draw:line draw:style-name="gr2" draw:text-style-name="P1" svg:x1="1.302in" svg:y1="1.4272in" svg:x2="3.4476in" svg:y2="1.4272in"><text:p/></draw:line><draw:g draw:style-name="gr3"><draw:g draw:style-name="gr3"><draw:rect draw:style-name="gr4" draw:text-style-name="P2" svg:width="4.8335in" svg:height="2.2295in" svg:x="0in" svg:y="0in"><text:p/></draw:rect><draw:frame draw:style-name="gr5" draw:text-style-name="P4" svg:width="4.563in" svg:height="0.2598in" svg:x="0.1043in" svg:y="1.8957in"><draw:text-box><text:p text:style-name="P3"><text:span text:style-name="T1">Hardware</text:span></text:p></draw:text-box></draw:frame><draw:frame draw:style-name="gr6" draw:text-style-name="P5" svg:width="4.5524in" svg:height="0.2496in" svg:x="0.1146in" svg:y="1.5835in"><draw:text-box><text:p text:style-name="P3"><text:span text:style-name="T2">Xen Virtual Machine Manager (Hypervisor)</text:span></text:p></draw:text-box></draw:frame><draw:frame draw:style-name="gr7" draw:text-style-name="P5" svg:width="1.1669in" svg:height="1.4169in" svg:x="0.1354in" svg:y="0.1146in"><draw:text-box><text:p text:style-name="P3"><text:span text:style-name="T3">Domain 0</text:span><text:span text:style-name="T2"> </text:span></text:p><text:p text:style-name="P3"><text:span text:style-name="T2">Modified Linux Kernel to control Domain U Guests</text:span></text:p></draw:text-box></draw:frame><draw:frame draw:style-name="gr8" draw:text-style-name="P5" svg:width="0.7398in" svg:height="0.4587in" svg:x="0.2811in" svg:y="0.8437in"><draw:text-box><text:p text:style-name="P3"><text:span text:style-name="T2">Flask/TE Module</text:span></text:p></draw:text-box></draw:frame><draw:frame draw:style-name="gr9" draw:text-style-name="P6" svg:width="0.7398in" svg:height="0.4587in" svg:x="0.2811in" svg:y="1.302in"><draw:text-box><text:p text:style-name="P3"><text:span text:style-name="T2">Xen Security Module</text:span></text:p></draw:text-box></draw:frame><draw:frame draw:style-name="gr7" draw:text-style-name="P5" svg:width="1.1669in" svg:height="1.4169in" svg:x="1.7917in" svg:y="0.1043in"><draw:text-box><text:p text:style-name="P3"><text:span text:style-name="T3">Domain U</text:span><text:span text:style-name="T2"> </text:span></text:p><text:p text:style-name="P3"><text:span text:style-name="T2"/></text:p><text:p text:style-name="P3"><text:span text:style-name="T2">Guest</text:span></text:p><text:p text:style-name="P3"><text:span text:style-name="T2">Linux</text:span></text:p><text:p text:style-name="P3"><text:span text:style-name="T2">(with SELinux Enforcement if required)</text:span></text:p><text:p text:style-name="P3"><text:span text:style-name="T2"/></text:p></draw:text-box></draw:frame><draw:frame draw:style-name="gr7" draw:text-style-name="P5" svg:width="1.1669in" svg:height="1.4169in" svg:x="3.448in" svg:y="0.1043in"><draw:text-box><text:p text:style-name="P3"><text:span text:style-name="T3">Domain U</text:span></text:p><text:p text:style-name="P3"><text:span text:style-name="T2"/></text:p><text:p text:style-name="P3"><text:span text:style-name="T2">Guest </text:span></text:p><text:p text:style-name="P3"><text:span text:style-name="T2">Windows</text:span></text:p></draw:text-box></draw:frame></draw:g><draw:line draw:style-name="gr2" draw:text-style-name="P1" svg:x1="1.302in" svg:y1="0.4583in" svg:x2="1.7917in" svg:y2="0.4583in"><text:p/></draw:line></draw:g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2.5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7:52.711354570</meta:creation-date>
    <dc:date>2020-07-30T15:17:03.315084920</dc:date>
    <meta:editing-duration>PT2M6S</meta:editing-duration>
    <meta:editing-cycles>2</meta:editing-cycles>
    <meta:generator>LibreOffice/6.4.5.2$Linux_X86_64 LibreOffice_project/40$Build-2</meta:generator>
    <meta:document-statistic meta:table-count="0" meta:image-count="0" meta:object-count="0" meta:page-count="1" meta:paragraph-count="1" meta:word-count="0" meta:character-count="0" meta:non-whitespace-character-count="0"/>
  </office:meta>
</office:document-meta>
</file>